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63f1"/>
    </style:style>
    <style:style style:name="P2" style:family="paragraph" style:parent-style-name="Standard">
      <style:text-properties officeooo:rsid="000263f1" officeooo:paragraph-rsid="000263f1"/>
    </style:style>
    <style:style style:name="T1" style:family="text">
      <style:text-properties officeooo:rsid="0001b6dd"/>
    </style:style>
    <style:style style:name="T2" style:family="text">
      <style:text-properties officeooo:rsid="000263f1"/>
    </style:style>
    <style:style style:name="T3" style:family="text">
      <style:text-properties officeooo:rsid="0002b084"/>
    </style:style>
    <style:style style:name="T4" style:family="text">
      <style:text-properties officeooo:rsid="000325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pan text:style-name="T1">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span></text:p>
      <text:p text:style-name="Standard"/>
      <text:p text:style-name="Standard">- <text:span text:style-name="T2">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span></text:p>
      <text:p text:style-name="Standard"/>
      <text:p text:style-name="P1">- <text:span text:style-name="T2">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span></text:p>
      <text:p text:style-name="P2">THese early East Slavic copies will be most valuable for studies into the phonology of consonant-palatalisation; specifically differences from OCS in the spellings of things like reflex of *ьga *ьxa *ьgǫ *ьxǫ, <text:span text:style-name="T3">or the choice of letter after LCS palatal-letter, </text:span><text:span text:style-name="T4">or the differentiation of LCS *ĺ ń ŕ from /l' r' n'/ (as in that study mentioned by Shevelov 196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1T14:38:17.109616049</meta:creation-date>
    <dc:date>2025-10-25T00:21:34.468556467</dc:date>
    <meta:editing-duration>PT9M21S</meta:editing-duration>
    <meta:editing-cycles>4</meta:editing-cycles>
    <meta:generator>LibreOffice/25.8.1.1$Linux_X86_64 LibreOffice_project/580$Build-1</meta:generator>
    <meta:document-statistic meta:table-count="0" meta:image-count="0" meta:object-count="0" meta:page-count="1" meta:paragraph-count="4" meta:word-count="240" meta:character-count="1529" meta:non-whitespace-character-count="1292"/>
  </office:meta>
</office:document-meta>
</file>